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8pt" fo:font-weight="bold" style:font-size-asian="8pt" style:font-weight-asian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officeooo:rsid="001e1194" officeooo:paragraph-rsid="001e1194" style:font-size-asian="8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1e1194" officeooo:paragraph-rsid="001e119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e1194" officeooo:paragraph-rsid="001e1194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ff" style:font-name="Arial" fo:font-size="12pt" officeooo:rsid="001e1194" officeooo:paragraph-rsid="001e1194" style:font-size-asian="12pt" style:font-size-complex="12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3588d" fo:background-color="#ffff00" loext:char-shading-value="0"/>
    </style:style>
    <style:style style:name="T4" style:family="text">
      <style:text-properties officeooo:rsid="0023588d" fo:background-color="#ffff00" loext:char-shading-value="0"/>
    </style:style>
    <style:style style:name="T5" style:family="text">
      <style:text-properties fo:background-color="#333333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#ff4000" loext:char-shading-value="0"/>
    </style:style>
    <style:style style:name="T8" style:family="text">
      <style:text-properties fo:background-color="#ff4000" loext:char-shading-value="0"/>
    </style:style>
    <style:style style:name="T9" style:family="text">
      <style:text-properties officeooo:rsid="0023588d"/>
    </style:style>
    <style:style style:name="T10" style:family="text">
      <style:text-properties officeooo:rsid="00249e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L'EMPRESA </text:p>
      <text:p text:style-name="P3"/>
      <text:p text:style-name="P3">Els <text:span text:style-name="T6">alumnes</text:span> del Cicle Formatiu de Grau Superior d'Administració de Sistemes Informàtics, han decidit muntar una <text:span text:style-name="T6">empresa</text:span> de fabricació i venda de material d'oficina i ja que, tenen companys que ja han acabat el cicle, els encarreguen la informatització del departament comercial d'aquesta empresa. Els requisits són els que es relaten tot seguit.</text:p>
      <text:p text:style-name="P3">El departament comercial de qualsevol empresa tracta bàsicament amb els dos tipus de dades següents: clients i productes. La nova empresa no és un cas especial, i per tant, interessa tenir constància dels clients de l'empresa i dels productes que es comercialitzen.</text:p>
      <text:p text:style-name="P3"/>
      <text:p text:style-name="P3">Dels <text:span text:style-name="T2">clients</text:span> interessa conèixer la raó social (és el domicili de l'empresa, que pot coincidir o no amb l'adreça física d'on està ubicada l'empresa (en cas de tenir més d'una sucursal) és a dir, la seu de l'empresa), els cognoms i el nom de la persona de contacte, l'adreça, el codi postal, ciutat i província. A més, l'empresa assigna un codi de client que els identificarà i serà únic.</text:p>
      <text:p text:style-name="P3"/>
      <text:p text:style-name="P3">Els <text:span text:style-name="T2">productes</text:span> també estan codificats i interessa una breu descripció i el cost unitari. </text:p>
      <text:p text:style-name="P3"/>
      <text:p text:style-name="P3">Aquesta empresa ha decidit que per poder donar a conèixer els seus productes necessita tenir una plantilla de <text:span text:style-name="T2">venedors</text:span> que es desplacen a la recerca de clients i de comandes. Els venedors estan codificats i interessa tenir constància del seu nom, cognoms, la data d'alta, el salari, la comissió que li toca i la ciutat i província de residència. </text:p>
      <text:p text:style-name="P3"/>
      <text:p text:style-name="P3">La majoria dels venedors tenen un <text:span text:style-name="T8">supervisor</text:span> que alhora és també venedor.</text:p>
      <text:p text:style-name="P3"/>
      <text:p text:style-name="P3">Les <text:span text:style-name="T2">comandes</text:span> que es van produint passen a formar part de la <text:span text:style-name="T8">cartera de l'empresa</text:span> amb un codi que es va assignant a mesura que es reben. A més, d'aquestes comandes interessa tenir constància de la data de la comanda, el client, el venedor corresponent, els productes que la integren i la quantitat de cada un d'ells. I s'ha de tenir constància si ja s'ha enviat cada comanda o no. <text:span text:style-name="T4">linies_comanda</text:span></text:p>
      <text:p text:style-name="P3"/>
      <text:p text:style-name="P3">A aquest efecte s'ha de considerar que una comanda pot estar formada per diferents productes i pot ser que diferents productes se serveixin en diferents dates. No obstant això, no és possible que diferents quantitats d'un mateix producte d'una mateixa comanda, se serveixin en diferents dates.</text:p>
      <text:p text:style-name="P3"/>
      <text:p text:style-name="P3">A més, també interessa saber si ja s'ha facturat o no la comanda i només es facturarà una comanda (una única factura) quan ja s'hagin enviat tots els productes que el formaven.</text:p>
      <text:p text:style-name="P3">El departament comercial d'aquesta empresa també ha de tenir constància de l'<text:span text:style-name="T8">estoc</text:span> <text:span text:style-name="T9">(</text:span><text:span text:style-name="T10">relació</text:span><text:span text:style-name="T9"> entre magatzem i productes)</text:span> de productes que hi ha als diferents <text:span text:style-name="T2">magatzems</text:span> de què disposa. Dels magatzems, interessa saber la ciutat on estan ubicats i estan codificats.</text:p>
      <text:p text:style-name="P3"/>
      <text:p text:style-name="P3">Per finalitzar, recordar que en mobles d'oficina és molt possible que es puguin vendre productes que formen part d'altres productes (per exemple, una butaca es pot vendre individualment i també pot formar part d'una oficina). Evidentment s'ha de tenir constància de quin <text:span text:style-name="T8">producte pot formar part d'un altre producte</text:span>. <text:span text:style-name="T10">(relació reflexiva)</text:span></text:p>
      <text:p text:style-name="P4"/>
      <text:p text:style-name="P4">Dissenyar el model entitat-relació (CHEN).</text:p>
      <text:p text:style-name="P2"/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21T19:15:32.464000000</meta:creation-date>
    <dc:date>2020-11-17T12:08:45.222217936</dc:date>
    <meta:editing-duration>PT44M15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495" meta:character-count="3016" meta:non-whitespace-character-count="2530"/>
  </office:meta>
</office:document-meta>
</file>